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parallelism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office:value-type="string">
            <text:p>Matlab PLM</text:p>
          </table:table-cell>
          <table:table-cell table:style-name="ce1"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office:value-type="float" office:value="502">
            <text:p>502</text:p>
          </table:table-cell>
          <table:table-cell table:formula="of:=[.G2]/[.B2]/[.D2]" office:value-type="float" office:value="0.000182971278612043">
            <text:p>1.83E-004</text:p>
          </table:table-cell>
        </table:table-row>
        <table:table-row table:style-name="ro1">
          <table:table-cell office:value-type="string">
            <text:p>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.G3]/[.B3]/[.D3]" office:value-type="float" office:value="0.000000457692125">
            <text:p>4.58E-007</text:p>
          </table:table-cell>
        </table:table-row>
        <table:table-row table:style-name="ro1">
          <table:table-cell office:value-type="string">
            <text:p>GPU+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GPU plm'.G21]" office:value-type="float" office:value="25.75278125">
            <text:p>25.75278125</text:p>
          </table:table-cell>
          <table:table-cell table:formula="of:=[.G4]/[.B4]/[.D4]" office:value-type="float" office:value="0.000000515055625">
            <text:p>5.15E-007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7.434">
            <text:p>207.434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86.551">
            <text:p>186.551</text:p>
          </table:table-cell>
          <table:table-cell table:formula="of:=[.G2]/[.D2]/[.A2]" office:value-type="float" office:value="0.00000373102">
            <text:p>3.7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65.668">
            <text:p>165.6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426">
            <text:p>454.426</text:p>
          </table:table-cell>
          <table:table-cell table:formula="of:=[.C5]" office:value-type="float" office:value="0">
            <text:p>0</text:p>
          </table:table-cell>
          <table:table-cell table:formula="of:=[.E5]" office:value-type="float" office:value="454.426">
            <text:p>454.426</text:p>
          </table:table-cell>
          <table:table-cell table:formula="of:=[.G5]/[.D5]/[.A5]" office:value-type="float" office:value="0.00000908852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0.5339">
            <text:p>50.5339</text:p>
          </table:table-cell>
          <table:table-cell table:formula="of:=AVERAGE([.C7:.C14])" office:value-type="float" office:value="0">
            <text:p>#DIV/0!</text:p>
          </table:table-cell>
          <table:table-cell table:formula="of:=AVERAGE([.E7:.E14])" office:value-type="float" office:value="45.537125">
            <text:p>45.537125</text:p>
          </table:table-cell>
          <table:table-cell table:formula="of:=[.G7]/[.D7]/[.A7]" office:value-type="float" office:value="0.0000009107425">
            <text:p>9.11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0.6135">
            <text:p>40.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50.6689">
            <text:p>50.6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40.8652">
            <text:p>40.8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0.1328">
            <text:p>50.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40.6491">
            <text:p>40.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50.155">
            <text:p>50.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40.6786">
            <text:p>40.67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1.482">
            <text:p>101.482</text:p>
          </table:table-cell>
          <table:table-cell table:formula="of:=AVERAGE([.C16:.C19])" office:value-type="float" office:value="0">
            <text:p>#DIV/0!</text:p>
          </table:table-cell>
          <table:table-cell table:formula="of:=AVERAGE([.E16:.E19])" office:value-type="float" office:value="96.688875">
            <text:p>96.688875</text:p>
          </table:table-cell>
          <table:table-cell table:formula="of:=[.G16]/[.D16]/[.A16]" office:value-type="float" office:value="0.0000019337775">
            <text:p>1.9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82.0298">
            <text:p>82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105.478">
            <text:p>105.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97.7657">
            <text:p>97.76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5.3078">
            <text:p>25.3078</text:p>
          </table:table-cell>
          <table:table-cell table:formula="of:=AVERAGE([.C21:.C36])" office:value-type="float" office:value="0">
            <text:p>#DIV/0!</text:p>
          </table:table-cell>
          <table:table-cell table:formula="of:=AVERAGE([.E21:.E36])" office:value-type="float" office:value="22.88460625">
            <text:p>22.88460625</text:p>
          </table:table-cell>
          <table:table-cell table:formula="of:=[.G21]/[.D21]/[.A21]" office:value-type="float" office:value="0.000000457692125">
            <text:p>4.5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.4743">
            <text:p>20.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5.2919">
            <text:p>25.2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.5824">
            <text:p>20.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5.3578">
            <text:p>25.3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.4183">
            <text:p>20.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5.2793">
            <text:p>25.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.4855">
            <text:p>20.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5.2556">
            <text:p>25.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0.5884">
            <text:p>20.5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5.2819">
            <text:p>25.2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0.4265">
            <text:p>20.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5.2681">
            <text:p>25.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.4564">
            <text:p>20.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5.2524">
            <text:p>25.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0.4271">
            <text:p>20.427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253">
            <text:p>454.253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454.253">
            <text:p>454.253</text:p>
          </table:table-cell>
          <table:table-cell table:formula="of:=[.G2]/[.D2]/[.A2]" office:value-type="float" office:value="0.00000908506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3.452">
            <text:p>203.452</text:p>
          </table:table-cell>
          <table:table-cell/>
          <table:table-cell table:formula="of:=AVERAGE([.E4:.E5])" office:value-type="float" office:value="199.2445">
            <text:p>199.2445</text:p>
          </table:table-cell>
          <table:table-cell table:formula="of:=[.G4]/[.D4]/[.A4]" office:value-type="float" office:value="0.00000398489">
            <text:p>3.98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95.037">
            <text:p>195.0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3.239">
            <text:p>103.239</text:p>
          </table:table-cell>
          <table:table-cell table:formula="of:=AVERAGE([.C7:.C10])" office:value-type="float" office:value="0">
            <text:p>#DIV/0!</text:p>
          </table:table-cell>
          <table:table-cell table:formula="of:=AVERAGE([.E7:.E10])" office:value-type="float" office:value="99.44285">
            <text:p>99.44285</text:p>
          </table:table-cell>
          <table:table-cell table:formula="of:=[.G7]/[.D7]/[.A7]" office:value-type="float" office:value="0.000001988857">
            <text:p>1.99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6.4157">
            <text:p>96.4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1.763">
            <text:p>101.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6.3537">
            <text:p>96.35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5.326">
            <text:p>55.326</text:p>
          </table:table-cell>
          <table:table-cell/>
          <table:table-cell table:formula="of:=AVERAGE([.E12:.E19])" office:value-type="float" office:value="50.67055">
            <text:p>50.67055</text:p>
          </table:table-cell>
          <table:table-cell table:formula="of:=[.G12]/[.D12]/[.A12]" office:value-type="float" office:value="0.000001013411">
            <text:p>1.01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7.7928">
            <text:p>47.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2.603">
            <text:p>52.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8.3656">
            <text:p>48.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51.4691">
            <text:p>51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9.5495">
            <text:p>49.5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1.6032">
            <text:p>51.6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8.6552">
            <text:p>48.65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.4112">
            <text:p>26.4112</text:p>
          </table:table-cell>
          <table:table-cell/>
          <table:table-cell table:formula="of:=AVERAGE([.E21:.E36])" office:value-type="float" office:value="25.75278125">
            <text:p>25.75278125</text:p>
          </table:table-cell>
          <table:table-cell table:formula="of:=[.G21]/[.D21]/[.A21]" office:value-type="float" office:value="0.000000515055625">
            <text:p>5.15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.628">
            <text:p>24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6.0267">
            <text:p>26.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4.9932">
            <text:p>24.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6.9085">
            <text:p>26.9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5.2034">
            <text:p>25.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6.0454">
            <text:p>26.0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5.6097">
            <text:p>25.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6.0488">
            <text:p>26.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.4058">
            <text:p>25.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6.0481">
            <text:p>26.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5.5716">
            <text:p>25.5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6.0155">
            <text:p>26.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5.1173">
            <text:p>25.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6.1013">
            <text:p>26.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5.91">
            <text:p>25.9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" table:style-name="ta1" table:print="false">
        <table:table-column table:style-name="co7" table:number-columns-repeated="6" table:default-cell-style-name="Default"/>
        <table:table-row table:style-name="ro1">
          <table:table-cell office:value-type="string">
            <text:p>time per SNP per iteration</text:p>
          </table:table-cell>
          <table:table-cell table:number-columns-repeated="5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total.H2]" office:value-type="float" office:value="0.000182971278612043">
            <text:p>1.83E-004</text:p>
          </table:table-cell>
          <table:table-cell table:formula="of:=['CPU plm'.H5]" office:value-type="float" office:value="0.00000908852">
            <text:p>9.09E-006</text:p>
          </table:table-cell>
          <table:table-cell table:formula="of:=['GPU plm'.H2]" office:value-type="float" office:value="0.00000908506">
            <text:p>9.09E-00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['CPU plm'.H2]" office:value-type="float" office:value="0.00000373102">
            <text:p>3.73E-006</text:p>
          </table:table-cell>
          <table:table-cell table:formula="of:=['GPU plm'.H4]" office:value-type="float" office:value="0.00000398489">
            <text:p>3.98E-006</text:p>
          </table:table-cell>
          <table:table-cell/>
          <table:table-cell>
            <draw:frame table:end-cell-address="Graph.L33" table:end-x="0.1083in" table:end-y="0.0839in" draw:z-index="0" draw:style-name="gr1" svg:width="5.1933in" svg:height="5.0531in" svg:x="0.2492in" svg:y="0.1669in">
              <draw:object draw:notify-on-update-of-ranges="Graph.A2:Graph.A2 Graph.A3:Graph.A7 Graph.B2:Graph.B2 Graph.B3:Graph.B7 Graph.A2:Graph.A2 Graph.A3:Graph.A7 Graph.C2:Graph.C2 Graph.C3:Graph.C7 Graph.A2:Graph.A2 Graph.A3:Graph.A7 Graph.D2:Graph.D2 Graph.D3:Graph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0">
            <text:p>#NAME?</text:p>
          </table:table-cell>
          <table:table-cell table:formula="of:=['CPU plm'.H16]" office:value-type="float" office:value="0.0000019337775">
            <text:p>1.93E-006</text:p>
          </table:table-cell>
          <table:table-cell table:formula="of:=['GPU plm'.H7]" office:value-type="float" office:value="0.000001988857">
            <text:p>1.99E-00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0">
            <text:p>#NAME?</text:p>
          </table:table-cell>
          <table:table-cell table:formula="of:=['CPU plm'.H7]" office:value-type="float" office:value="0.0000009107425">
            <text:p>9.11E-007</text:p>
          </table:table-cell>
          <table:table-cell table:formula="of:=['GPU plm'.H12]" office:value-type="float" office:value="0.000001013411">
            <text:p>1.01E-00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B6]" office:value-type="float" office:value="0">
            <text:p>#NAME?</text:p>
          </table:table-cell>
          <table:table-cell table:formula="of:=['CPU plm'.H21]" office:value-type="float" office:value="0.000000457692125">
            <text:p>4.58E-007</text:p>
          </table:table-cell>
          <table:table-cell table:formula="of:=['GPU plm'.H21]" office:value-type="float" office:value="0.000000515055625">
            <text:p>5.15E-00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4892-element SNPs/sec</text:p>
          </table:table-cell>
          <table:table-cell table:number-columns-repeated="5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1/[total.H2]" office:value-type="float" office:value="5465.33864541833">
            <text:p>5465.3386454183</text:p>
          </table:table-cell>
          <table:table-cell table:formula="of:=1/['CPU plm'.H5]" office:value-type="float" office:value="110028.915599019">
            <text:p>110028.915599019</text:p>
          </table:table-cell>
          <table:table-cell table:formula="of:=1/['GPU plm'.H2]" office:value-type="float" office:value="110070.819565308">
            <text:p>110070.81956530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1/['CPU plm'.H2]" office:value-type="float" office:value="268023.221531914">
            <text:p>268023.221531914</text:p>
          </table:table-cell>
          <table:table-cell table:formula="of:=1/['GPU plm'.H4]" office:value-type="float" office:value="250947.955903425">
            <text:p>250947.95590342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0">
            <text:p>#NAME?</text:p>
          </table:table-cell>
          <table:table-cell table:formula="of:=1/['CPU plm'.H16]" office:value-type="float" office:value="517122.574856725">
            <text:p>517122.574856725</text:p>
          </table:table-cell>
          <table:table-cell table:formula="of:=1/['GPU plm'.H7]" office:value-type="float" office:value="502801.357764787">
            <text:p>502801.35776478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0">
            <text:p>#NAME?</text:p>
          </table:table-cell>
          <table:table-cell table:formula="of:=1/['CPU plm'.H7]" office:value-type="float" office:value="1098005.19905462">
            <text:p>1098005.19905462</text:p>
          </table:table-cell>
          <table:table-cell table:formula="of:=1/['GPU plm'.H12]" office:value-type="float" office:value="986766.474806372">
            <text:p>986766.47480637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B14]" office:value-type="float" office:value="0">
            <text:p>#NAME?</text:p>
          </table:table-cell>
          <table:table-cell table:formula="of:=1/['CPU plm'.H21]" office:value-type="float" office:value="2184874.82169373">
            <text:p>2184874.82169373</text:p>
          </table:table-cell>
          <table:table-cell table:formula="of:=1/['GPU plm'.H21]" office:value-type="float" office:value="1941537.86787592">
            <text:p>1941537.86787592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>
            <text:p>Nodes</text:p>
          </table:table-cell>
          <table:table-cell/>
          <table:table-cell office:value-type="string">
            <text:p>CPU PLM</text:p>
          </table:table-cell>
          <table:table-cell office:value-type="string">
            <text:p>GPU PL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'CPU plm'.G5]" office:value-type="float" office:value="454.426">
            <text:p>454.426</text:p>
          </table:table-cell>
          <table:table-cell table:formula="of:=['GPU plm'.G2]" office:value-type="float" office:value="454.253">
            <text:p>454.2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'CPU plm'.G2]" office:value-type="float" office:value="186.551">
            <text:p>186.551</text:p>
          </table:table-cell>
          <table:table-cell table:formula="of:=['GPU plm'.G4]" office:value-type="float" office:value="199.2445">
            <text:p>199.24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'CPU plm'.G16]" office:value-type="float" office:value="96.688875">
            <text:p>96.688875</text:p>
          </table:table-cell>
          <table:table-cell table:formula="of:=['GPU plm'.G7]" office:value-type="float" office:value="99.44285">
            <text:p>99.4428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'CPU plm'.G7]" office:value-type="float" office:value="45.537125">
            <text:p>45.537125</text:p>
          </table:table-cell>
          <table:table-cell table:formula="of:=['GPU plm'.G12]" office:value-type="float" office:value="50.67055">
            <text:p>50.6705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'GPU plm'.G21]" office:value-type="float" office:value="25.75278125">
            <text:p>25.75278125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Graph.K58" table:end-x="0.8457in" table:end-y="0.0213in" draw:z-index="1" draw:style-name="gr1" svg:width="5.3559in" svg:height="4.0843in" svg:x="0.824in" svg:y="0.0106in">
              <draw:object draw:notify-on-update-of-ranges="Graph.A10:Graph.A10 Graph.A11:Graph.A15 Graph.B10:Graph.B10 Graph.B11:Graph.B15 Graph.A10:Graph.A10 Graph.A11:Graph.A15 Graph.C10:Graph.C10 Graph.C11:Graph.C15 Graph.A10:Graph.A10 Graph.A11:Graph.A15 Graph.D10:Graph.D10 Graph.D11:Graph.D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2:2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10-13T15:28:33</meta:creation-date>
    <dc:date>2011-10-14T12:28:13</dc:date>
    <dc:creator>user </dc:creator>
    <meta:editing-duration>PT4H24M35S</meta:editing-duration>
    <meta:editing-cycles>24</meta:editing-cycles>
    <meta:generator>LibreOffice/3.3$Unix LibreOffice_project/330m19$Build-401</meta:generator>
    <meta:document-statistic meta:table-count="4" meta:cell-count="29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92cm" svg:height="12.836cm" xlink:href=".." xlink:type="simple" chart:class="chart:scatter" chart:style-name="ch1">
        <chart:title svg:x="2.387cm" svg:y="0.246cm" chart:style-name="ch2">
          <text:p>PLM Performance: time per SNP (log-log)</text:p>
        </chart:title>
        <chart:legend chart:legend-position="end" svg:x="9.639cm" svg:y="2.556cm" chart:style-name="ch3"/>
        <chart:plot-area chart:style-name="ch4" table:cell-range-address="Graph.A2:Graph.D7" chart:data-source-has-labels="row" svg:x="0.901cm" svg:y="1.025cm" svg:width="11.707cm" svg:height="10.632cm">
          <chartooo:coordinate-region svg:x="2.74cm" svg:y="1.025cm" svg:width="9.868cm" svg:height="9.985cm"/>
          <chart:axis chart:dimension="x" chart:name="primary-x" chart:style-name="ch5">
            <chart:title svg:x="5.258cm" svg:y="12.031cm" chart:style-name="ch6">
              <text:p>number of TACC nodes</text:p>
            </chart:title>
          </chart:axis>
          <chart:axis chart:dimension="y" chart:name="primary-y" chart:style-name="ch7">
            <chart:title svg:x="0.078cm" svg:y="8.197cm" chart:style-name="ch8">
              <text:p>Iteration time per SNP (s)</text:p>
            </chart:title>
            <chart:grid chart:style-name="ch9" chart:class="major"/>
          </chart:axis>
          <chart:series chart:style-name="ch10" chart:values-cell-range-address="Graph.B3:Graph.B7" chart:label-cell-address="Graph.B2:Graph.B2" chart:class="chart:scatter">
            <chart:domain table:cell-range-address="Graph.A3:Graph.A7"/>
            <chart:data-point chart:repeated="5"/>
          </chart:series>
          <chart:series chart:style-name="ch11" chart:values-cell-range-address="Graph.C3:Graph.C7" chart:label-cell-address="Graph.C2:Graph.C2" chart:class="chart:scatter">
            <chart:data-point chart:repeated="5"/>
          </chart:series>
          <chart:series chart:style-name="ch12" chart:values-cell-range-address="Graph.D3:Graph.D7" chart:label-cell-address="Graph.D2:Graph.D2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lab PLM</text:p>
                <draw:g>
                  <svg:desc>Graph.B2:Graph.B2</svg:desc>
                </draw:g>
              </table:table-cell>
              <table:table-cell office:value-type="string">
                <text:p>CPU PLM</text:p>
                <draw:g>
                  <svg:desc>Graph.C2:Graph.C2</svg:desc>
                </draw:g>
              </table:table-cell>
              <table:table-cell office:value-type="string">
                <text:p>GPU PLM</text:p>
                <draw:g>
                  <svg:desc>Graph.D2:Graph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A3:Graph.A7</svg:desc>
                </draw:g>
              </table:table-cell>
              <table:table-cell office:value-type="float" office:value="0.000182971278612043">
                <text:p>0.000182971278612043</text:p>
                <draw:g>
                  <svg:desc>Graph.B3:Graph.B7</svg:desc>
                </draw:g>
              </table:table-cell>
              <table:table-cell office:value-type="float" office:value="0.00000908852">
                <text:p>0.00000908852</text:p>
                <draw:g>
                  <svg:desc>Graph.C3:Graph.C7</svg:desc>
                </draw:g>
              </table:table-cell>
              <table:table-cell office:value-type="float" office:value="0.00000908506">
                <text:p>0.00000908506</text:p>
                <draw:g>
                  <svg:desc>Graph.D3:Graph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00373102">
                <text:p>0.00000373102</text:p>
              </table:table-cell>
              <table:table-cell office:value-type="float" office:value="0.00000398489">
                <text:p>0.0000039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000019337775">
                <text:p>0.0000019337775</text:p>
              </table:table-cell>
              <table:table-cell office:value-type="float" office:value="0.000001988857">
                <text:p>0.00000198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0009107425">
                <text:p>0.0000009107425</text:p>
              </table:table-cell>
              <table:table-cell office:value-type="float" office:value="0.000001013411">
                <text:p>0.00000101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00457692125">
                <text:p>0.000000457692125</text:p>
              </table:table-cell>
              <table:table-cell office:value-type="float" office:value="0.000000515055625">
                <text:p>0.00000051505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" chart:maximum="32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05cm" svg:height="10.375cm" xlink:href=".." xlink:type="simple" chart:class="chart:scatter" chart:style-name="ch1">
        <chart:title svg:x="2.181cm" svg:y="0.343cm" chart:style-name="ch2">
          <text:p>PLM Performance: SNPs per second (log-log)</text:p>
        </chart:title>
        <chart:legend chart:legend-position="end" svg:x="10.402cm" svg:y="8.663cm" chart:style-name="ch3"/>
        <chart:plot-area chart:style-name="ch4" table:cell-range-address="Graph.A10:Graph.D15" chart:data-source-has-labels="row" svg:x="0.886cm" svg:y="1.742cm" svg:width="12.27cm" svg:height="7.445cm">
          <chartooo:coordinate-region svg:x="2.619cm" svg:y="1.942cm" svg:width="10.537cm" svg:height="6.598cm"/>
          <chart:axis chart:dimension="x" chart:name="primary-x" chart:style-name="ch5">
            <chart:title svg:x="6.038cm" svg:y="9.394cm" chart:style-name="ch6">
              <text:p>TACC nodes</text:p>
            </chart:title>
          </chart:axis>
          <chart:axis chart:dimension="y" chart:name="primary-y" chart:style-name="ch7">
            <chart:title svg:x="0.054cm" svg:y="7.572cm" chart:style-name="ch8">
              <text:p>SNPs processed per second</text:p>
            </chart:title>
            <chart:grid chart:style-name="ch9" chart:class="major"/>
          </chart:axis>
          <chart:series chart:style-name="ch10" chart:values-cell-range-address="Graph.B11:Graph.B15" chart:label-cell-address="Graph.B10:Graph.B10" chart:class="chart:scatter">
            <chart:domain table:cell-range-address="Graph.A11:Graph.A15"/>
            <chart:data-point chart:repeated="5"/>
          </chart:series>
          <chart:series chart:style-name="ch11" chart:values-cell-range-address="Graph.C11:Graph.C15" chart:label-cell-address="Graph.C10:Graph.C10" chart:class="chart:scatter">
            <chart:data-point chart:repeated="5"/>
          </chart:series>
          <chart:series chart:style-name="ch12" chart:values-cell-range-address="Graph.D11:Graph.D15" chart:label-cell-address="Graph.D10:Graph.D10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lab PLM</text:p>
                <draw:g>
                  <svg:desc>Graph.B10:Graph.B10</svg:desc>
                </draw:g>
              </table:table-cell>
              <table:table-cell office:value-type="string">
                <text:p>CPU PLM</text:p>
                <draw:g>
                  <svg:desc>Graph.C10:Graph.C10</svg:desc>
                </draw:g>
              </table:table-cell>
              <table:table-cell office:value-type="string">
                <text:p>GPU PLM</text:p>
                <draw:g>
                  <svg:desc>Graph.D10:Graph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A11:Graph.A15</svg:desc>
                </draw:g>
              </table:table-cell>
              <table:table-cell office:value-type="float" office:value="5465.33864541833">
                <text:p>5465.33864541833</text:p>
                <draw:g>
                  <svg:desc>Graph.B11:Graph.B15</svg:desc>
                </draw:g>
              </table:table-cell>
              <table:table-cell office:value-type="float" office:value="110028.915599019">
                <text:p>110028.915599019</text:p>
                <draw:g>
                  <svg:desc>Graph.C11:Graph.C15</svg:desc>
                </draw:g>
              </table:table-cell>
              <table:table-cell office:value-type="float" office:value="110070.819565308">
                <text:p>110070.819565308</text:p>
                <draw:g>
                  <svg:desc>Graph.D11:Graph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68023.221531914">
                <text:p>268023.221531914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17122.574856725">
                <text:p>517122.574856725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098005.19905462">
                <text:p>1098005.19905462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184874.82169373">
                <text:p>2184874.82169373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